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33a" officeooo:paragraph-rsid="0015e33a"/>
    </style:style>
    <style:style style:name="P2" style:family="paragraph" style:parent-style-name="Standard">
      <style:text-properties officeooo:rsid="0015e33a" officeooo:paragraph-rsid="0016ceef"/>
    </style:style>
    <style:style style:name="P3" style:family="paragraph" style:parent-style-name="Standard">
      <style:text-properties officeooo:rsid="0016ceef" officeooo:paragraph-rsid="0016ceef"/>
    </style:style>
    <style:style style:name="P4" style:family="paragraph" style:parent-style-name="Standard">
      <style:text-properties officeooo:rsid="0016ceef" officeooo:paragraph-rsid="0018659e"/>
    </style:style>
    <style:style style:name="P5" style:family="paragraph" style:parent-style-name="Standard">
      <style:text-properties officeooo:rsid="0016ceef" officeooo:paragraph-rsid="001bcb3d"/>
    </style:style>
    <style:style style:name="P6" style:family="paragraph" style:parent-style-name="Standard">
      <style:text-properties officeooo:rsid="0018659e" officeooo:paragraph-rsid="0018659e"/>
    </style:style>
    <style:style style:name="P7" style:family="paragraph" style:parent-style-name="Standard">
      <style:text-properties officeooo:rsid="0018659e" officeooo:paragraph-rsid="0019cf0f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8659e" officeooo:paragraph-rsid="0018659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6ceef" officeooo:paragraph-rsid="0016ceef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9cf0f" officeooo:paragraph-rsid="0019cf0f"/>
    </style:style>
    <style:style style:name="P11" style:family="paragraph" style:parent-style-name="Standard">
      <style:text-properties officeooo:rsid="001bff68" officeooo:paragraph-rsid="001bff68"/>
    </style:style>
    <style:style style:name="P12" style:family="paragraph" style:parent-style-name="Standard">
      <style:text-properties officeooo:rsid="001bff68" officeooo:paragraph-rsid="001cd689"/>
    </style:style>
    <style:style style:name="P13" style:family="paragraph" style:parent-style-name="Standard">
      <style:text-properties officeooo:rsid="001cd689" officeooo:paragraph-rsid="001cd689"/>
    </style:style>
    <style:style style:name="P14" style:family="paragraph" style:parent-style-name="Standard">
      <style:paragraph-properties fo:text-align="center" style:justify-single-word="false"/>
      <style:text-properties officeooo:rsid="001de0e5" officeooo:paragraph-rsid="001de0e5"/>
    </style:style>
    <style:style style:name="P15" style:family="paragraph" style:parent-style-name="Standard">
      <style:text-properties officeooo:rsid="001de0e5" officeooo:paragraph-rsid="001de0e5"/>
    </style:style>
    <style:style style:name="P16" style:family="paragraph" style:parent-style-name="Standard">
      <style:text-properties officeooo:rsid="00212940" officeooo:paragraph-rsid="00212940"/>
    </style:style>
    <style:style style:name="P17" style:family="paragraph" style:parent-style-name="Standard">
      <style:text-properties officeooo:rsid="0023214d" officeooo:paragraph-rsid="0023214d"/>
    </style:style>
    <style:style style:name="P18" style:family="paragraph" style:parent-style-name="Standard">
      <style:text-properties officeooo:rsid="0025ac41" officeooo:paragraph-rsid="0025ac41"/>
    </style:style>
    <style:style style:name="P19" style:family="paragraph" style:parent-style-name="Standard">
      <style:text-properties officeooo:rsid="00273822" officeooo:paragraph-rsid="00273822"/>
    </style:style>
    <style:style style:name="P20" style:family="paragraph" style:parent-style-name="Standard">
      <style:text-properties officeooo:rsid="00282fd6" officeooo:paragraph-rsid="00282fd6"/>
    </style:style>
    <style:style style:name="P21" style:family="paragraph" style:parent-style-name="Standard">
      <style:text-properties officeooo:rsid="00295b00" officeooo:paragraph-rsid="00295b00"/>
    </style:style>
    <style:style style:name="P22" style:family="paragraph" style:parent-style-name="Standard">
      <style:text-properties officeooo:rsid="002a7fbd" officeooo:paragraph-rsid="002a7fbd"/>
    </style:style>
    <style:style style:name="P23" style:family="paragraph" style:parent-style-name="Standard">
      <style:text-properties officeooo:rsid="002b69e1" officeooo:paragraph-rsid="002b69e1"/>
    </style:style>
    <style:style style:name="T1" style:family="text">
      <style:text-properties officeooo:rsid="0016ceef"/>
    </style:style>
    <style:style style:name="T2" style:family="text">
      <style:text-properties officeooo:rsid="0018659e"/>
    </style:style>
    <style:style style:name="T3" style:family="text">
      <style:text-properties officeooo:rsid="0019cf0f"/>
    </style:style>
    <style:style style:name="T4" style:family="text">
      <style:text-properties officeooo:rsid="001bcb3d"/>
    </style:style>
    <style:style style:name="T5" style:family="text">
      <style:text-properties officeooo:rsid="001cd689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5ac41" style:font-size-asian="15pt" style:font-weight-asian="bold" style:font-size-complex="15pt" style:font-weight-complex="bold"/>
    </style:style>
    <style:style style:name="T8" style:family="text">
      <style:text-properties officeooo:rsid="00249b6d"/>
    </style:style>
    <style:style style:name="T9" style:family="text">
      <style:text-properties officeooo:rsid="0025ac41"/>
    </style:style>
    <style:style style:name="T10" style:family="text">
      <style:text-properties officeooo:rsid="00282fd6"/>
    </style:style>
    <style:style style:name="T11" style:family="text">
      <style:text-properties officeooo:rsid="00295b00"/>
    </style:style>
    <style:style style:name="T12" style:family="text">
      <style:text-properties officeooo:rsid="002b69e1"/>
    </style:style>
    <style:style style:name="T13" style:family="text">
      <style:text-properties officeooo:rsid="002d28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D2 – Rappel de cours</text:p>
      <text:p text:style-name="P1"/>
      <text:p text:style-name="P1">1)</text:p>
      <text:p text:style-name="P1"/>
      <text:p text:style-name="P1">DECLARE </text:p>
      <text:p text:style-name="P1"><text:tab/>Nom_emp EMP.ENAME%TYPE ;</text:p>
      <text:p text:style-name="P1">BEGIN</text:p>
      <text:p text:style-name="P1"><text:tab/>SELECT ename</text:p>
      <text:p text:style-name="P1"><text:tab/>into </text:p>
      <text:p text:style-name="P1"/>
      <text:p text:style-name="P1">2)</text:p>
      <text:p text:style-name="P1">D<text:span text:style-name="T1">EC</text:span>LARE </text:p>
      <text:p text:style-name="P1"><text:tab/>var1 <text:tab/><text:tab/>pls_integer</text:p>
      <text:p text:style-name="P1"><text:tab/>var2 <text:tab/><text:tab/>pls_integer</text:p>
      <text:p text:style-name="P1"><text:tab/>somme<text:tab/><text:tab/>pls_integer</text:p>
      <text:p text:style-name="P1">BEGIN</text:p>
      <text:p text:style-name="P1"><text:tab/>var1 := &amp;entrer_une_valeur_au_clavier</text:p>
      <text:p text:style-name="P2"><text:tab/><text:span text:style-name="T1">var2 := </text:span>&amp;entrer_une_valeur_au_clavier</text:p>
      <text:p text:style-name="P2"/>
      <text:p text:style-name="P2"/>
      <text:p text:style-name="P9">TD2 - <text:span text:style-name="T2">Exercice</text:span></text:p>
      <text:p text:style-name="P3"/>
      <text:p text:style-name="P3">1)</text:p>
      <text:p text:style-name="P3">DECLARE </text:p>
      <text:p text:style-name="P3">numeroEmploye Employe.numero%TYPE;</text:p>
      <text:p text:style-name="P3">nomEmploye Employe.nom%TYPE;</text:p>
      <text:p text:style-name="P3">prenomEmploye Employe.prenom%TYPE;</text:p>
      <text:p text:style-name="P3">adresseEmploye Employe.adresse%TYPE;</text:p>
      <text:p text:style-name="P3"/>
      <text:p text:style-name="P3">BEGIN</text:p>
      <text:p text:style-name="P3">numeroEmploye:= &amp;entrer_une_valeur;</text:p>
      <text:p text:style-name="P3">nomEmploye:= &amp;entrer_une_valeur;</text:p>
      <text:p text:style-name="P3">prenomEmploye:= &amp;entrer_une_valeur;</text:p>
      <text:p text:style-name="P3">adresseEmploye:= &amp;entrer_une_valeur;</text:p>
      <text:p text:style-name="P4">INSERT INTO Employe VALUES (numeroEmploye, nomEmplo<text:span text:style-name="T2">y</text:span>e, prenomEmploye, adresseEmploye);</text:p>
      <text:p text:style-name="P6">DBMS_OUTPUT.PUT_LINE(« Employé Inséré »);</text:p>
      <text:p text:style-name="P6"/>
      <text:p text:style-name="P6">2)</text:p>
      <text:p text:style-name="P6">DECLARE</text:p>
      <text:p text:style-name="P6"><text:tab/><text:span text:style-name="T3">V</text:span>arnumero <text:tab/><text:tab/>pls_integer;</text:p>
      <text:p text:style-name="P6">BEGIN</text:p>
      <text:p text:style-name="P6"><text:tab/><text:span text:style-name="T3">Varnumero := &amp;Numero_Employe;</text:span></text:p>
      <text:p text:style-name="P6"><text:tab/>SELECT * </text:p>
      <text:p text:style-name="P6"><text:tab/><text:span text:style-name="T3">INTo</text:span> data<text:span text:style-name="T3">E</text:span>mp</text:p>
      <text:p text:style-name="P6"><text:tab/>FROM Employe.adresse<text:tab/></text:p>
      <text:p text:style-name="P6"><text:tab/>WHERE numero = <text:span text:style-name="T3">V</text:span>arnumero</text:p>
      <text:p text:style-name="P7"><text:tab/>END;</text:p>
      <text:p text:style-name="P7"><text:tab/>DBMS_OUTPUT.PUT_LINE(‘ <text:span text:style-name="T3">Nom :</text:span> ‘ <text:span text:style-name="T3">|| dataEmp.Nom</text:span>);</text:p>
      <text:p text:style-name="P7"><text:tab/>DBMS_OUTPUT.PUT_LINE(‘ <text:span text:style-name="T3">Prenom :</text:span> ‘ <text:span text:style-name="T3">|| dataEmp.Prenom</text:span>);</text:p>
      <text:p text:style-name="P7"><text:tab/>DBMS_OUTPUT.PUT_LINE(‘ <text:span text:style-name="T3">Adresse :</text:span> ‘ <text:span text:style-name="T3">|| dataEmp.Adresse</text:span>);</text:p>
      <text:p text:style-name="P6"/>
      <text:p text:style-name="P10"><text:soft-page-break/>3)</text:p>
      <text:p text:style-name="P7">DECLARE</text:p>
      <text:p text:style-name="P5"><text:span text:style-name="T4"><text:tab/>moyPrix <text:tab/>Produit.PrixUnitaire</text:span>%TYPE;</text:p>
      <text:p text:style-name="P5"><text:span text:style-name="T4"><text:tab/>numHyper</text:span> <text:tab/>Employe.nom%TYPE;</text:p>
      <text:p text:style-name="P7">BEGIN</text:p>
      <text:p text:style-name="P7"><text:tab/><text:span text:style-name="T4">SELECT AVG(p.PrixUnitaire) INTO moyPrix</text:span></text:p>
      <text:p text:style-name="P7"><text:tab/><text:span text:style-name="T4">FROM Produit AS p</text:span></text:p>
      <text:p text:style-name="P7"><text:tab/><text:span text:style-name="T4">INNER JOIN Rayon AS n ON r.numero = p.numero</text:span></text:p>
      <text:p text:style-name="P7"><text:tab/><text:span text:style-name="T4">INNER JOIN Hypermarche AS r ON r.numero = r.numeroHyper </text:span></text:p>
      <text:p text:style-name="P7"><text:tab/><text:span text:style-name="T4">WHERE r.numero = numHyper</text:span></text:p>
      <text:p text:style-name="P7"><text:tab/><text:span text:style-name="T4">DBMS_OUTPUT.PUT_LINE(‘Moyenne : ’ || to_char(moyPrix) );</text:span></text:p>
      <text:p text:style-name="P7"><text:tab/></text:p>
      <text:p text:style-name="P10"><text:tab/></text:p>
      <text:p text:style-name="P11">4)</text:p>
      <text:p text:style-name="P11">DECLARE</text:p>
      <text:p text:style-name="P11"><text:tab/><text:span text:style-name="T5">num_Produit <text:tab/><text:tab/>produits.numero%TYPE;</text:span></text:p>
      <text:p text:style-name="P12"><text:tab/><text:span text:style-name="T5">num_Promotion<text:tab/>promotion.numero%TYPE;</text:span></text:p>
      <text:p text:style-name="P13"><text:tab/>trouve<text:tab/><text:tab/><text:tab/>Number:= 0;</text:p>
      <text:p text:style-name="P13">BEGIN</text:p>
      <text:p text:style-name="P13"><text:tab/>WHILE (trouve &lt;&gt; d)</text:p>
      <text:p text:style-name="P13"/>
      <text:p text:style-name="P13"/>
      <text:p text:style-name="P13"/>
      <text:p text:style-name="P16">5)</text:p>
      <text:p text:style-name="P16"/>
      <text:p text:style-name="P17">DECLARE </text:p>
      <text:p text:style-name="P17"><text:tab/>numeroProd <text:tab/><text:span text:style-name="T8">Produit.numero%type;</text:span></text:p>
      <text:p text:style-name="P17"><text:tab/><text:span text:style-name="T9">newqte<text:tab/><text:tab/>Produit.QuantitéStockHyper%type;</text:span></text:p>
      <text:p text:style-name="P17"><text:tab/><text:span text:style-name="T9">trouve <text:tab/><text:tab/>number :=0; </text:span></text:p>
      <text:p text:style-name="P18"><text:tab/>RESPONSE <text:tab/>CHAR </text:p>
      <text:p text:style-name="P18">BEGI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7">TD3 - Pr</text:span><text:span text:style-name="T6">océdures </text:span><text:span text:style-name="T7">et Fonctions</text:span></text:p>
      <text:p text:style-name="P15"/>
      <text:p text:style-name="P19">1.</text:p>
      <text:p text:style-name="P19"/>
      <text:p text:style-name="P19">CREATE OR REPLACE FUNCTION Get_Emp_Name(numero Integer) return Varchar IS</text:p>
      <text:p text:style-name="P19">nom varchar(50);</text:p>
      <text:p text:style-name="P19">BEGIN</text:p>
      <text:p text:style-name="P19"><text:tab/>SELECT <text:span text:style-name="T10">prenom||’ ’||nom INTO lenom FROM Employe.adresse</text:span></text:p>
      <text:p text:style-name="P20"><text:tab/>WHERE numero = numeroEmp;</text:p>
      <text:p text:style-name="P20"><text:tab/>return lenom</text:p>
      <text:p text:style-name="P20"/>
      <text:p text:style-name="P20"><text:tab/>EXCEPTION <text:span text:style-name="T11">no_data_found THEN</text:span></text:p>
      <text:p text:style-name="P20"><text:tab/><text:tab/><text:span text:style-name="T11">dbms_output.putline(‘Employé non trouvé’);</text:span></text:p>
      <text:p text:style-name="P21">END;</text:p>
      <text:p text:style-name="P20">/</text:p>
      <text:p text:style-name="P20">2.</text:p>
      <text:p text:style-name="P20"/>
      <text:p text:style-name="P22">CREATE OR REPLACE PROCEDURE nomCA(numHyper numero) IS <text:span text:style-name="T12">q</text:span></text:p>
      <text:p text:style-name="P22"><text:tab/>nomR varchar(50);</text:p>
      <text:p text:style-name="P22"><text:tab/>CA nombre;</text:p>
      <text:p text:style-name="P22">BEGIN</text:p>
      <text:p text:style-name="P22"><text:tab/>SELECT </text:p>
      <text:p text:style-name="P22">END;</text:p>
      <text:p text:style-name="P22">/</text:p>
      <text:p text:style-name="P22"/>
      <text:p text:style-name="P23">.</text:p>
      <text:p text:style-name="P23">CREATE OR REPLACE PROCEDU<text:span text:style-name="T13">RE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23:27.505000000</meta:creation-date>
    <meta:generator>LibreOffice/5.4.5.1$Windows_X86_64 LibreOffice_project/79c9829dd5d8054ec39a82dc51cd9eff340dbee8</meta:generator>
    <dc:date>2018-11-26T12:11:52.530000000</dc:date>
    <meta:editing-duration>PT1H46M48S</meta:editing-duration>
    <meta:editing-cycles>5</meta:editing-cycles>
    <meta:document-statistic meta:table-count="0" meta:image-count="0" meta:object-count="0" meta:page-count="3" meta:paragraph-count="91" meta:word-count="229" meta:character-count="1964" meta:non-whitespace-character-count="1749"/>
  </office:meta>
</office:document-meta>
</file>